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sys_autotasks_I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sys_autotasks_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form_captcha_Object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/>
          <table:table-cell office:value-type="string">
            <text:p>moved in icms/form/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form_captcha_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form_captcha_Text</text:p>
          </table:table-cell>
          <table:table-cell table:number-columns-repeated="1020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form_captcha_Image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office:value-type="string">
            <text:p>icms_db_legacy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office:value-type="string">
            <text:p>icms_db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office:value-type="string">
            <text:p>icms_db_legacy_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office:value-type="string">
            <text:p>icms_db_legacy_updater_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office:value-type="string">
            <text:p>icms_db_legacy_updater_Handl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icms_db_legacy_mysql_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office:value-type="string">
            <text:p>icms_db_legacy_mysql_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office:value-type="string">
            <text:p>icms_db_legacy_mysql_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office:value-type="string">
            <text:p>icms_db_legacy_mysql_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office:value-type="string">
            <text:p>NOT NEEDED ANYMOR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office:value-type="string">
            <text:p>icms_ipf_form_elements_Blockoptions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office:value-type="string">
            <text:p>icms_ipf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office:value-type="string">
            <text:p>icms_ipf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office:value-type="string">
            <text:p>icms_ipf_form_elements_Dat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office:value-type="string">
            <text:p>icms_ipf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office:value-type="string">
            <text:p>icms_ipf_form_elements_Fil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office:value-type="string">
            <text:p>icms_ipf_form_elements_Im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office:value-type="string">
            <text:p>icms_ipf_form_elements_Image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office:value-type="string">
            <text:p>icms_ipf_form_elements_Langu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office:value-type="string">
            <text:p>icms_ipf_form_elements_Pag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office:value-type="string">
            <text:p>icms_ipf_form_elements_Parentcategor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office:value-type="string">
            <text:p>icms_ipf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office:value-type="string">
            <text:p>icms_ipf_form_elements_Selectmulti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office:value-type="string">
            <text:p>icms_ipf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office:value-type="string">
            <text:p>icms_ipf_form_elements_Passwordtray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office:value-type="string">
            <text:p>icms_ipf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office:value-type="string">
            <text:p>icms_ipf_form_elements_Tim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office:value-type="string">
            <text:p>icms_ipf_form_elements_Upload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1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office:value-type="string">
            <text:p>icms_ipf_form_elements_Signatur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office:value-type="string">
            <text:p>icms_ipf_form_elements_Use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office:value-type="string">
            <text:p>icms_ipf_form_elements_Yesno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office:value-type="string">
            <text:p>icms_messaging_EmailHand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20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office:value-type="string">
            <text:p>icms_form_elements_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db_criteria_Ite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db_criteria_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db_criteria_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office:value-type="string">
            <text:p>deprecated, combined with 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office:value-type="string">
            <text:p>icms_messaging_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data_avata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data_avata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view_block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view_block_posi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view_block_posi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data_commen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data_commen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office:value-type="string">
            <text:p>removed to icms/cor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data_notification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data_notification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data_p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data_p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data_privmessag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data_privmessag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20"/>
        </table:table-row>
        <table:table-row table:style-name="ro3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number-columns-repeated="1021"/>
        </table:table-row>
        <table:table-row table:style-name="ro3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number-columns-repeated="1021"/>
        </table:table-row>
        <table:table-row table:style-name="ro3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number-columns-repeated="1021"/>
        </table:table-row>
        <table:table-row table:style-name="ro3">
          <table:table-cell office:value-type="string">
            <text:p>/include</text:p>
          </table:table-cell>
          <table:table-cell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number-columns-repeated="1021"/>
        </table:table-row>
        <table:table-row table:style-name="ro1" table:number-rows-repeated="652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6:4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arc-Andre Lanciault</meta:initial-creator>
    <meta:creation-date>2010-06-21T13:55:45Z</meta:creation-date>
    <dc:date>2010-11-03T16:42:24.37</dc:date>
    <meta:editing-cycles>40</meta:editing-cycles>
    <meta:editing-duration>PT01H48M37S</meta:editing-duration>
    <meta:document-statistic meta:table-count="1" meta:cell-count="928" meta:object-count="0"/>
  </office:meta>
</office:document-meta>
</file>